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text-properties officeooo:rsid="00104468" officeooo:paragraph-rsid="00104468"/>
    </style:style>
    <style:style style:name="P2" style:family="paragraph" style:parent-style-name="Standard">
      <style:text-properties style:text-underline-style="solid" style:text-underline-width="auto" style:text-underline-color="font-color" officeooo:rsid="00104468" officeooo:paragraph-rsid="00104468"/>
    </style:style>
    <style:style style:name="P3" style:family="paragraph" style:parent-style-name="Standard">
      <style:text-properties style:text-underline-style="solid" style:text-underline-width="auto" style:text-underline-color="font-color" officeooo:rsid="001ff1c1" officeooo:paragraph-rsid="001ff1c1"/>
    </style:style>
    <style:style style:name="P4" style:family="paragraph" style:parent-style-name="Standard">
      <style:text-properties style:text-underline-style="none" officeooo:rsid="00138e94" officeooo:paragraph-rsid="00138e94"/>
    </style:style>
    <style:style style:name="P5" style:family="paragraph" style:parent-style-name="Standard">
      <style:text-properties style:text-underline-style="none" officeooo:rsid="0014483b" officeooo:paragraph-rsid="0014483b"/>
    </style:style>
    <style:style style:name="P6" style:family="paragraph" style:parent-style-name="Standard">
      <style:text-properties style:text-underline-style="none" officeooo:rsid="0014e5ca" officeooo:paragraph-rsid="0014e5ca"/>
    </style:style>
    <style:style style:name="P7" style:family="paragraph" style:parent-style-name="Standard">
      <style:text-properties style:text-underline-style="none" officeooo:rsid="0014f378" officeooo:paragraph-rsid="0014f378"/>
    </style:style>
    <style:style style:name="P8" style:family="paragraph" style:parent-style-name="Standard">
      <style:text-properties style:text-underline-style="none" officeooo:rsid="0015151f" officeooo:paragraph-rsid="0015151f"/>
    </style:style>
    <style:style style:name="P9" style:family="paragraph" style:parent-style-name="Standard">
      <style:text-properties style:text-underline-style="none" officeooo:rsid="00183b39" officeooo:paragraph-rsid="00183b39"/>
    </style:style>
    <style:style style:name="P10" style:family="paragraph" style:parent-style-name="Standard">
      <style:text-properties style:text-underline-style="none" officeooo:rsid="0019a3b7" officeooo:paragraph-rsid="0019a3b7"/>
    </style:style>
    <style:style style:name="P11" style:family="paragraph" style:parent-style-name="Standard">
      <style:text-properties style:text-underline-style="none" officeooo:rsid="001f374c" officeooo:paragraph-rsid="001f374c"/>
    </style:style>
    <style:style style:name="P12" style:family="paragraph" style:parent-style-name="Standard">
      <style:text-properties style:text-underline-style="none" officeooo:rsid="001ff1c1" officeooo:paragraph-rsid="001ff1c1"/>
    </style:style>
    <style:style style:name="P13" style:family="paragraph" style:parent-style-name="Standard" style:list-style-name="L1">
      <style:text-properties officeooo:rsid="00104468" officeooo:paragraph-rsid="00104468"/>
    </style:style>
    <style:style style:name="P14" style:family="paragraph" style:parent-style-name="Standard" style:list-style-name="L2">
      <style:text-properties style:text-underline-style="none" officeooo:rsid="0014483b" officeooo:paragraph-rsid="0014483b"/>
    </style:style>
    <style:style style:name="P15" style:family="paragraph" style:parent-style-name="Standard" style:list-style-name="L3">
      <style:text-properties style:text-underline-style="none" officeooo:rsid="0014e5ca" officeooo:paragraph-rsid="0014e5ca"/>
    </style:style>
    <style:style style:name="P16" style:family="paragraph" style:parent-style-name="Standard" style:list-style-name="L3">
      <style:text-properties style:text-underline-style="none" officeooo:rsid="0014f378" officeooo:paragraph-rsid="0014f378"/>
    </style:style>
    <style:style style:name="P17" style:family="paragraph" style:parent-style-name="Standard" style:list-style-name="L4">
      <style:text-properties style:text-underline-style="none" officeooo:rsid="0015151f" officeooo:paragraph-rsid="0015151f"/>
    </style:style>
    <style:style style:name="P18" style:family="paragraph" style:parent-style-name="Standard" style:list-style-name="L4">
      <style:text-properties style:text-underline-style="none" officeooo:rsid="00155e57" officeooo:paragraph-rsid="00155e57"/>
    </style:style>
    <style:style style:name="P19" style:family="paragraph" style:parent-style-name="Standard" style:list-style-name="L4">
      <style:text-properties style:text-underline-style="none" officeooo:rsid="0016bcf0" officeooo:paragraph-rsid="0016bcf0"/>
    </style:style>
    <style:style style:name="P20" style:family="paragraph" style:parent-style-name="Standard" style:list-style-name="L5">
      <style:text-properties style:text-underline-style="none" officeooo:rsid="001f374c" officeooo:paragraph-rsid="001f374c"/>
    </style:style>
    <style:style style:name="P21" style:family="paragraph" style:parent-style-name="Standard" style:list-style-name="L6">
      <style:text-properties style:text-underline-style="none" officeooo:rsid="001ff1c1" officeooo:paragraph-rsid="001ff1c1"/>
    </style:style>
    <style:style style:name="P22" style:family="paragraph" style:parent-style-name="Standard">
      <style:text-properties style:text-underline-style="none" officeooo:rsid="001ff1c1" officeooo:paragraph-rsid="001ff1c1"/>
    </style:style>
    <style:style style:name="P23" style:family="paragraph" style:parent-style-name="Standard" style:list-style-name="L6">
      <style:text-properties style:text-underline-style="none" officeooo:rsid="0021bd14" officeooo:paragraph-rsid="0021bd14"/>
    </style:style>
    <style:style style:name="P24" style:family="paragraph" style:parent-style-name="Standard">
      <style:text-properties style:text-underline-style="none" officeooo:rsid="0024e648" officeooo:paragraph-rsid="0024e648"/>
    </style:style>
    <style:style style:name="P25" style:family="paragraph" style:parent-style-name="Standard" style:list-style-name="L7">
      <style:text-properties style:text-underline-style="none" officeooo:rsid="0024e648" officeooo:paragraph-rsid="0024e648"/>
    </style:style>
    <style:style style:name="P26" style:family="paragraph" style:parent-style-name="Standard" style:list-style-name="L8">
      <style:text-properties style:text-underline-style="none" officeooo:rsid="0024e648" officeooo:paragraph-rsid="0024e648"/>
    </style:style>
    <style:style style:name="P27" style:family="paragraph" style:parent-style-name="Standard" style:list-style-name="L9">
      <style:text-properties style:text-underline-style="none" officeooo:rsid="0024e648" officeooo:paragraph-rsid="0024e648"/>
    </style:style>
    <style:style style:name="P28" style:family="paragraph" style:parent-style-name="Standard" style:list-style-name="L12">
      <style:text-properties style:text-underline-style="none" officeooo:rsid="00264859" officeooo:paragraph-rsid="00264859"/>
    </style:style>
    <style:style style:name="P29" style:family="paragraph" style:parent-style-name="Standard" style:list-style-name="L13">
      <style:text-properties style:text-underline-style="none" officeooo:rsid="00264859" officeooo:paragraph-rsid="00264859"/>
    </style:style>
    <style:style style:name="P30" style:family="paragraph" style:parent-style-name="Standard" style:list-style-name="L14">
      <style:text-properties style:text-underline-style="none" officeooo:rsid="00264859" officeooo:paragraph-rsid="00264859"/>
    </style:style>
    <style:style style:name="P31" style:family="paragraph" style:parent-style-name="Standard" style:list-style-name="L14">
      <style:text-properties style:text-underline-style="none" officeooo:rsid="00264859" officeooo:paragraph-rsid="00268656"/>
    </style:style>
    <style:style style:name="P32" style:family="paragraph" style:parent-style-name="Standard">
      <style:text-properties style:text-underline-style="none" officeooo:rsid="00264859" officeooo:paragraph-rsid="00268656"/>
    </style:style>
    <style:style style:name="P33" style:family="paragraph" style:parent-style-name="Standard" style:list-style-name="L13">
      <style:text-properties style:text-underline-style="none" officeooo:rsid="002ad449" officeooo:paragraph-rsid="002ad449"/>
    </style:style>
    <style:style style:name="P34" style:family="paragraph" style:parent-style-name="Standard">
      <style:text-properties style:text-underline-style="none" officeooo:rsid="002bf2fe" officeooo:paragraph-rsid="002bf2fe"/>
    </style:style>
    <style:style style:name="P35" style:family="paragraph" style:parent-style-name="Standard" style:list-style-name="L15">
      <style:text-properties style:text-underline-style="none" officeooo:rsid="002bf2fe" officeooo:paragraph-rsid="002bf2fe"/>
    </style:style>
    <style:style style:name="P36" style:family="paragraph" style:parent-style-name="Standard" style:list-style-name="L15">
      <style:text-properties style:text-underline-style="none" officeooo:rsid="002cb14a" officeooo:paragraph-rsid="002cb14a"/>
    </style:style>
    <style:style style:name="P37" style:family="paragraph" style:parent-style-name="Standard">
      <style:text-properties style:text-underline-style="solid" style:text-underline-width="auto" style:text-underline-color="font-color" officeooo:rsid="00264859" officeooo:paragraph-rsid="00264859"/>
    </style:style>
    <style:style style:name="P38" style:family="paragraph" style:parent-style-name="Standard" style:list-style-name="L15">
      <style:text-properties officeooo:paragraph-rsid="002bf2fe"/>
    </style:style>
    <style:style style:name="T1" style:family="text">
      <style:text-properties officeooo:rsid="0021bd14"/>
    </style:style>
    <style:style style:name="T2" style:family="text">
      <style:text-properties officeooo:rsid="002cb14a"/>
    </style:style>
    <style:style style:name="T3" style:family="text">
      <style:text-properties style:text-underline-style="none" officeooo:rsid="002f05d6"/>
    </style:style>
    <style:style style:name="T4" style:family="text">
      <style:text-properties style:text-underline-style="none" officeooo:rsid="002cb14a"/>
    </style:style>
    <style:style style:name="T5" style:family="text">
      <style:text-properties style:text-underline-style="none" officeooo:rsid="002bf2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want to use a set of images on the website you are creating:</text:p>
      <text:list xml:id="list3582183260" text:style-name="L1">
        <text:list-item>
          <text:p text:style-name="P13">What law do you have to comply with?</text:p>
          <text:list>
            <text:list-item>
              <text:p text:style-name="P13">Intellectual Property Act</text:p>
            </text:list-item>
          </text:list>
        </text:list-item>
        <text:list-item>
          <text:p text:style-name="P13">What can you do to ensure that the images you use will comply with this?</text:p>
          <text:list>
            <text:list-item>
              <text:p text:style-name="P13">You can ensure you comply with this law by ensuring the images are in the public domain and/or you have a license from the author to use the images</text:p>
            </text:list-item>
            <text:list-item>
              <text:p text:style-name="P13">You can ask the client to supply the images you should use on the website</text:p>
            </text:list-item>
          </text:list>
        </text:list-item>
      </text:list>
      <text:p text:style-name="P1"/>
      <text:p text:style-name="P1"/>
      <text:p text:style-name="P2">Consumer Protection:</text:p>
      <text:p text:style-name="P4">In the UK, consumer protection laws primarily focus on ensuring fair trading practices and providing remedies for faulty goods and services.</text:p>
      <text:p text:style-name="P4">What is the main piece of legislation that protects consumers?</text:p>
      <text:list xml:id="list728124840" text:style-name="L2">
        <text:list-item>
          <text:p text:style-name="P14">Consumer Rights Act (2015) – consolidates consumer rights related to goods, services and digital content</text:p>
        </text:list-item>
        <text:list-item>
          <text:p text:style-name="P14">Consumer Protection from Unfair Trading Regulations (2008) – prohibits misleading and aggressive commercial practices</text:p>
        </text:list-item>
      </text:list>
      <text:p text:style-name="P5"/>
      <text:p text:style-name="P6">What does the following legislation cover?</text:p>
      <text:list xml:id="list4154139364" text:style-name="L3">
        <text:list-item>
          <text:p text:style-name="P15">Consumer Rights Act (2015)</text:p>
          <text:list>
            <text:list-item>
              <text:p text:style-name="P15">Covers consumer rights related to the purchase of goods, services, and digital content, ensuring they are of satisfactory quality and are delivered as described at the point of purchase</text:p>
            </text:list-item>
            <text:list-item>
              <text:p text:style-name="P15">Also outlines the consumer’s rights to refunds, repairs, or replacements when standards are not met</text:p>
            </text:list-item>
          </text:list>
        </text:list-item>
        <text:list-item>
          <text:p text:style-name="P15">Consumer Protection from Unfair Trading Regulations (2008)</text:p>
          <text:list>
            <text:list-item>
              <text:p text:style-name="P16">These regulations prevent businesses form engaging in unfair, misleading, or aggressive commercial practices</text:p>
            </text:list-item>
          </text:list>
        </text:list-item>
      </text:list>
      <text:p text:style-name="P7"/>
      <text:p text:style-name="P8">Under this legislation, what are the following?</text:p>
      <text:list xml:id="list3498457165" text:style-name="L4">
        <text:list-item>
          <text:p text:style-name="P17">Right to redress</text:p>
          <text:list>
            <text:list-item>
              <text:p text:style-name="P17">Means users have the ability to seek compensation, repair, replacement, or refund if they have been misled, treated unfairly, or receive a faulty product/service</text:p>
            </text:list-item>
          </text:list>
        </text:list-item>
        <text:list-item>
          <text:p text:style-name="P17">Time limits for returns</text:p>
          <text:list>
            <text:list-item>
              <text:p text:style-name="P18">Within the first 30 days of purchase, consumers can usually get a full refund for faulty goods</text:p>
            </text:list-item>
            <text:list-item>
              <text:p text:style-name="P18">After 30 days and up to 6 months, they can request a repair or replacement</text:p>
            </text:list-item>
            <text:list-item>
              <text:p text:style-name="P18">After 6 months, the burden of proof shifts to the consumer to prove the fault existed at the time of purchase</text:p>
            </text:list-item>
          </text:list>
        </text:list-item>
        <text:list-item>
          <text:p text:style-name="P17">Right to information</text:p>
          <text:list>
            <text:list-item>
              <text:p text:style-name="P17">Businesses must provide clear and accurate details about products, services, and any terms and conditions before a sale</text:p>
            </text:list-item>
          </text:list>
        </text:list-item>
        <text:list-item>
          <text:p text:style-name="P17">Right to safety</text:p>
          <text:list>
            <text:list-item>
              <text:p text:style-name="P17">Consumers are entitled to safe products that do not pose health or safety risks</text:p>
            </text:list-item>
          </text:list>
        </text:list-item>
        <text:list-item>
          <text:p text:style-name="P17">Who enforces this law?</text:p>
          <text:list>
            <text:list-item>
              <text:p text:style-name="P17">Trading Standards:</text:p>
              <text:list>
                <text:list-item>
                  <text:p text:style-name="P19">Entry and inspection – they can enter business premises to inspect goods, equipment, and documents</text:p>
                </text:list-item>
                <text:list-item>
                  <text:p text:style-name="P19">Investigation – gather evidence seizing goods and documents</text:p>
                </text:list-item>
                <text:list-item>
                  <text:p text:style-name="P19">Can request police assistance when they think a criminal offence has been committed</text:p>
                </text:list-item>
                <text:list-item>
                  <text:p text:style-name="P19">They can issue prohibition notices, apply to the courts for enforcement orders to stop illegal activities</text:p>
                </text:list-item>
              </text:list>
            </text:list-item>
            <text:list-item>
              <text:p text:style-name="P17"><text:soft-page-break/>Competition and Markets Authority (CMA)</text:p>
            </text:list-item>
          </text:list>
        </text:list-item>
      </text:list>
      <text:p text:style-name="P8"/>
      <text:p text:style-name="P9">How do the Consumer Rights Act (2015) and the Consumer Protection from Unfair Trading Regulations (2008) relate to digital software?</text:p>
      <text:p text:style-name="P10">The Consumer Rights Act (2015) gives buyers of digital software protections such as the right for software to be of satisfactory quality, fir for purpose, and delivered as described; if the software is not up to the customer’s standards, they can demand repair, replacement, or in some cases a refund.</text:p>
      <text:p text:style-name="P10"/>
      <text:p text:style-name="P10">Consumer Protection from Unfair Trading Regulations (2008):</text:p>
      <text:list xml:id="list1460170902" text:style-name="L5">
        <text:list-item>
          <text:p text:style-name="P20">Prohibits Misleading Actions – These regulations prevent traders from making false or deceptive statements about digital products, or omitting important information that would affect a consumer’s decision to purchase</text:p>
        </text:list-item>
        <text:list-item>
          <text:p text:style-name="P20">Prohibits Misleading Omissions – This includes failing to provide crucial information about the digital product’s features, functionality, or compatibility</text:p>
        </text:list-item>
        <text:list-item>
          <text:p text:style-name="P20">Prohibits Aggressive Practices – The regulations also cover aggressive sales tactics that pressure consumers into buying digital products they don’t need or want</text:p>
        </text:list-item>
      </text:list>
      <text:p text:style-name="P11"/>
      <text:p text:style-name="P11"/>
      <text:p text:style-name="P11"/>
      <text:p text:style-name="P3">Intellectual Property Act and Consumer Protection Act:</text:p>
      <text:p text:style-name="P12">What would you have to do in the context of the Health Advisory Group to comply?</text:p>
      <text:list xml:id="list1642039288" text:style-name="L6">
        <text:list-item>
          <text:p text:style-name="P21">Ensure all images have the correct licensing</text:p>
          <text:list>
            <text:list-item>
              <text:p text:style-name="P21">Make sure all images used are either owned or have the necessary license. Obtain permissions to use the images if necessary</text:p>
            </text:list-item>
          </text:list>
        </text:list-item>
        <text:list-item>
          <text:p text:style-name="P21">Use trademarks appropriately</text:p>
          <text:list>
            <text:list-item>
              <text:p text:style-name="P21">Avoid using trademarks without permission</text:p>
            </text:list-item>
            <text:list-item>
              <text:p text:style-name="P21">Ensure that any branding does not mislead consumers regarding the nature of the health services or products</text:p>
            </text:list-item>
          </text:list>
        </text:list-item>
        <text:list-item>
          <text:p text:style-name="P21">Ensure all information is fit for purpose</text:p>
        </text:list-item>
        <text:list-item>
          <text:p text:style-name="P21">Ensure the accuracy of information</text:p>
          <text:list>
            <text:list-item>
              <text:p text:style-name="P23">Information should be sourced from reliable sources</text:p>
            </text:list-item>
            <text:list-item>
              <text:p text:style-name="P21"><text:span text:style-name="T1">B</text:span>ad advice could cause harm to users</text:p>
            </text:list-item>
          </text:list>
        </text:list-item>
      </text:list>
      <text:p text:style-name="P12"/>
      <text:list xml:id="list2741672106" text:style-name="L7">
        <text:list-item>
          <text:p text:style-name="P25">What was the “High Street Bank Mis-selling of PPI”?</text:p>
        </text:list-item>
      </text:list>
      <text:list xml:id="list2996792160" text:style-name="L8">
        <text:list-item>
          <text:p text:style-name="P26">The “High Street Bank Mis-selling of PPI” was a scandal involving major banks (Lloyds, Barclays, HSBC, and RBS), where these banks were selling millions of consumers policies they did not need, understand, nor were they eligible for.</text:p>
        </text:list-item>
      </text:list>
      <text:list xml:id="list102520785303905" text:continue-list="list2741672106" text:style-name="L7">
        <text:list-item>
          <text:p text:style-name="P25">What were the implications for the consumers?</text:p>
        </text:list-item>
      </text:list>
      <text:list xml:id="list1178686696" text:style-name="L9">
        <text:list-item>
          <text:p text:style-name="P27">Increased Financial Transparency – The case forced banks to be more transparent about financial products</text:p>
        </text:list-item>
        <text:list-item>
          <text:p text:style-name="P27">Stronger FCA Regulations – New rules prevent similar mis-selling scandals in the future</text:p>
        </text:list-item>
        <text:list-item>
          <text:p text:style-name="P27">Compensation Rights – Consumers received refunds for mis-sold policies</text:p>
        </text:list-item>
      </text:list>
      <text:p text:style-name="P24"/>
      <text:p text:style-name="P24"/>
      <text:p text:style-name="P37">Advertising Laws:</text:p>
      <text:list xml:id="list2243149617" text:style-name="L12">
        <text:list-item>
          <text:p text:style-name="P28">What body regulates advertising in the UK?</text:p>
        </text:list-item>
      </text:list>
      <text:list xml:id="list2577175271" text:style-name="L13">
        <text:list-item>
          <text:p text:style-name="P29">Advertising Standards Authority (ASA)</text:p>
        </text:list-item>
        <text:list-item>
          <text:p text:style-name="P33">Committee of Advertising Practice (CAP)</text:p>
        </text:list-item>
      </text:list>
      <text:list xml:id="list102521362144567" text:continue-list="list2243149617" text:style-name="L12">
        <text:list-item>
          <text:p text:style-name="P28">What are <text:s/>the key principles of Advertising Law in the UK?</text:p>
        </text:list-item>
      </text:list>
      <text:list xml:id="list3549325987" text:style-name="L14">
        <text:list-item>
          <text:p text:style-name="P30">Accuracy – All advertisements must provide an accurate description of the product or service being offered</text:p>
        </text:list-item>
        <text:list-item>
          <text:p text:style-name="P30">Legality – Advertisements must comply with all relevant laws and regulations</text:p>
        </text:list-item>
        <text:list-item>
          <text:p text:style-name="P30"><text:soft-page-break/>Decency – Content should not be offensive or inappropriate</text:p>
        </text:list-item>
        <text:list-item>
          <text:p text:style-name="P30">Truthfulness – Claims made in advertisements must be truthful and not misleading</text:p>
        </text:list-item>
        <text:list-item>
          <text:p text:style-name="P31">Social Responsibility – Advertisements should not encourage illegal, unsafe, or anti-social behaviour</text:p>
        </text:list-item>
      </text:list>
      <text:p text:style-name="P32"/>
      <text:p text:style-name="P34">What do the following advertising and marketing laws allow or prohibit?</text:p>
      <text:list xml:id="list1906770570" text:style-name="L15">
        <text:list-item>
          <text:p text:style-name="P35">The Trade Descriptions Act (1968)</text:p>
          <text:list>
            <text:list-item>
              <text:p text:style-name="P36">Prohibits misleading descriptions of goods and services</text:p>
            </text:list-item>
            <text:list-item>
              <text:p text:style-name="P36">Allows for penalties against those who make false claims</text:p>
            </text:list-item>
          </text:list>
        </text:list-item>
        <text:list-item>
          <text:p text:style-name="P35">The Misrepresentation Act (1967)</text:p>
          <text:list>
            <text:list-item>
              <text:p text:style-name="P36">Allows legal recourse for false statements about a product or a service</text:p>
            </text:list-item>
          </text:list>
        </text:list-item>
        <text:list-item>
          <text:p text:style-name="P35">Consumer Protection from Unfair Trading Regulations (2008)</text:p>
          <text:list>
            <text:list-item>
              <text:p text:style-name="P38"><text:span text:style-name="T4">P</text:span><text:span text:style-name="T5">rohibit</text:span><text:span text:style-name="T4">s</text:span><text:span text:style-name="T5"> unfair commercial practices, including misleading actions and aggressive sales techniqu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0:50:22.792629677</meta:creation-date>
    <meta:generator>LibreOffice/7.3.7.2$Linux_X86_64 LibreOffice_project/30$Build-2</meta:generator>
    <dc:date>2025-09-18T10:25:19.741811400</dc:date>
    <meta:editing-duration>PT2H27M8S</meta:editing-duration>
    <meta:editing-cycles>25</meta:editing-cycles>
    <meta:document-statistic meta:table-count="0" meta:image-count="0" meta:object-count="0" meta:page-count="3" meta:paragraph-count="76" meta:word-count="955" meta:character-count="5968" meta:non-whitespace-character-count="5136"/>
  </office:meta>
</office:document-meta>
</file>